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1.8445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1.920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5272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6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2" table:number-columns-repeated="6" table:default-cell-style-name="ce10"/>
        <table:table-column table:style-name="co11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2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2" table:number-columns-repeated="6" table:default-cell-style-name="ce10"/>
        <table:table-column table:style-name="co13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4" table:number-columns-repeated="6" table:default-cell-style-name="ce10"/>
        <table:table-column table:style-name="co15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ca1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before vowels, needs ru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table:style-name="ce10"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il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̠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̄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towne2011gramatica</text:p>
          </table:table-cell>
          <table:table-cell office:value-type="string" calcext:value-type="string">
            <text:p>zaca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š with hacek below</text:p>
          </table:table-cell>
          <table:table-cell/>
          <table:table-cell office:value-type="string" calcext:value-type="string">
            <text:p>ɕ</text:p>
          </table:table-cell>
          <table:table-cell table:style-name="ce8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/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̃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¸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kʷ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̥</text:p>
          </table:table-cell>
          <table:table-cell table:style-name="ce8" office:value-type="string" calcext:value-type="string">
            <text:p>consonant</text:p>
          </table:table-cell>
          <table:table-cell office:value-type="string" calcext:value-type="string">
            <text:p>check which ones occu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ⁿ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ⁿd<text:span text:style-name="T4">y</text:span>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ᵑ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̣̌</text:p>
          </table:table-cell>
          <table:table-cell/>
          <table:table-cell office:value-type="string" calcext:value-type="string">
            <text:p>ʂ</text:p>
          </table:table-cell>
          <table:table-cell table:style-name="ce8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<text:span text:style-name="T4">y</text:span>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text:span text:style-name="T4">y</text:span></text:p>
          </table:table-cell>
          <table:table-cell/>
          <table:table-cell office:value-type="string" calcext:value-type="string">
            <text:p>x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ʷ</text:p>
          </table:table-cell>
          <table:table-cell/>
          <table:table-cell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ʔ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¸</text:p>
          </table:table-cell>
          <table:table-cell/>
          <table:table-cell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text:span text:style-name="T4">h</text:span></text:p>
          </table:table-cell>
          <table:table-cell/>
          <table:table-cell office:value-type="string" calcext:value-type="string">
            <text:p>ḁ</text:p>
          </table:table-cell>
          <table:table-cell table:style-name="ce8" office:value-type="string" calcext:value-type="string">
            <text:p>vowel</text:p>
          </table:table-cell>
          <table:table-cell office:value-type="string" calcext:value-type="string">
            <text:p>generate for all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̥</text:p>
          </table:table-cell>
          <table:table-cell table:style-name="ce8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ᣟ</text:p>
          </table:table-cell>
          <table:table-cell table:style-name="ce8"/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ɛ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¸</text:p>
          </table:table-cell>
          <table:table-cell/>
          <table:table-cell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ᣟ</text:p>
          </table:table-cell>
          <table:table-cell table:style-name="ce8"/>
          <table:table-cell table:style-name="ce8" office:value-type="string" calcext:value-type="string">
            <text:p>e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iᣟ</text:p>
          </table:table-cell>
          <table:table-cell table:style-name="ce8"/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ɨᣟ</text:p>
          </table:table-cell>
          <table:table-cell table:style-name="ce8"/>
          <table:table-cell table:style-name="ce8" office:value-type="string" calcext:value-type="string">
            <text:p>ɨ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oᣟ</text:p>
          </table:table-cell>
          <table:table-cell table:style-name="ce8"/>
          <table:table-cell table:style-name="ce8" office:value-type="string" calcext:value-type="string">
            <text:p>o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uᣟ</text:p>
          </table:table-cell>
          <table:table-cell table:style-name="ce8"/>
          <table:table-cell table:style-name="ce8" office:value-type="string" calcext:value-type="string">
            <text:p>u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ü</text:p>
          </table:table-cell>
          <table:table-cell table:style-name="ce8"/>
          <table:table-cell table:style-name="ce8" office:value-type="string" calcext:value-type="string">
            <text:p>ʉ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¸</text:p>
          </table:table-cell>
          <table:table-cell/>
          <table:table-cell table:style-name="ce8" table:number-columns-repeated="2"/>
          <table:table-cell/>
          <table:table-cell office:value-type="string" calcext:value-type="string">
            <text:p>etc make all combination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och1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? ʒ?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V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k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V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V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iV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́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̀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̌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zaca11.A1:zaca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1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2" table:target-range-address="vari00_js83.A1:vari00_js83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5:11:33.862145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95</meta:editing-cycles>
    <meta:creation-date>2020-02-18T16:03:04</meta:creation-date>
    <dc:date>2020-08-14T17:07:53.112963960</dc:date>
    <dc:language>en-US</dc:language>
    <meta:editing-duration>P1DT16H13M7S</meta:editing-duration>
    <meta:generator>LibreOffice/6.3.6.2$MacOSX_X86_64 LibreOffice_project/2196df99b074d8a661f4036fca8fa0cbfa33a497</meta:generator>
    <meta:document-statistic meta:table-count="34" meta:cell-count="155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